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564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5.72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1.905cm" svg:x="21.511cm" svg:y="1.381cm">
          <text:p text:style-name="P1">TaskAp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382cm" svg:height="1.905cm" svg:x="19.288cm" svg:y="4.302cm">
          <text:p text:style-name="P1">ScreenMenuAndDispla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064cm" svg:height="2.159cm" svg:x="12.64cm" svg:y="4.175cm">
          <text:p text:style-name="P1">MenuBa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223cm" svg:height="2.159cm" svg:x="20.368cm" svg:y="7.096cm">
          <text:p text:style-name="P1">ScreenControll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223cm" svg:height="2.159cm" svg:x="12.049cm" svg:y="10.398cm">
          <text:p text:style-name="P1">TaskList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6.223cm" svg:height="2.159cm" svg:x="20.368cm" svg:y="10.398cm">
          <text:p text:style-name="P1">Timer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6.223cm" svg:height="2.159cm" svg:x="28.686cm" svg:y="10.398cm">
          <text:p text:style-name="P1">StatsScreen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.223cm" svg:height="2.159cm" svg:x="12.049cm" svg:y="13.224cm">
          <text:p text:style-name="P1">TaskList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6.223cm" svg:height="2.159cm" svg:x="12.049cm" svg:y="16.051cm">
          <text:p text:style-name="P1">TaskScroll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6.223cm" svg:height="2.159cm" svg:x="12.049cm" svg:y="18.877cm">
          <text:p text:style-name="P1">Task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" draw:id="id11" draw:layer="layout" svg:width="6.223cm" svg:height="2.159cm" svg:x="12.049cm" svg:y="21.701cm">
          <text:p text:style-name="P1">Task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79cm" svg:y1="3.286cm" svg:x2="23.479cm" svg:y2="4.302cm" draw:start-shape="id1" draw:start-glue-point="2" draw:end-shape="id2" draw:end-glue-point="0" svg:d="M23479 3286v1016" svg:viewBox="0 0 1 1017">
          <text:p/>
        </draw:connector>
        <draw:connector draw:style-name="gr5" draw:text-style-name="P1" draw:layer="layout" svg:x1="23.479cm" svg:y1="6.207cm" svg:x2="23.479cm" svg:y2="7.096cm" draw:start-shape="id2" draw:start-glue-point="2" draw:end-shape="id3" draw:end-glue-point="0" svg:d="M23479 6207v889" svg:viewBox="0 0 1 890">
          <text:p/>
        </draw:connector>
        <draw:connector draw:style-name="gr5" draw:text-style-name="P1" draw:layer="layout" svg:x1="19.288cm" svg:y1="5.254cm" svg:x2="16.704cm" svg:y2="5.254cm" draw:start-shape="id2" draw:start-glue-point="3" draw:end-shape="id4" draw:end-glue-point="1" svg:d="M19288 5254h-2584" svg:viewBox="0 0 2585 1">
          <text:p/>
        </draw:connector>
        <draw:connector draw:style-name="gr5" draw:text-style-name="P1" draw:layer="layout" svg:x1="23.479cm" svg:y1="9.255cm" svg:x2="23.479cm" svg:y2="10.398cm" draw:start-shape="id3" draw:start-glue-point="2" draw:end-shape="id5" draw:end-glue-point="0" svg:d="M23479 9255v1143" svg:viewBox="0 0 1 1144">
          <text:p/>
        </draw:connector>
        <draw:connector draw:style-name="gr5" draw:text-style-name="P1" draw:layer="layout" svg:x1="20.368cm" svg:y1="8.175cm" svg:x2="15.16cm" svg:y2="10.398cm" draw:start-shape="id3" draw:start-glue-point="3" draw:end-shape="id6" draw:end-glue-point="0" svg:d="M20368 8175h-5208v2223" svg:viewBox="0 0 5209 2224">
          <text:p/>
        </draw:connector>
        <draw:connector draw:style-name="gr5" draw:text-style-name="P1" draw:layer="layout" svg:x1="26.591cm" svg:y1="8.175cm" svg:x2="31.797cm" svg:y2="10.398cm" draw:start-shape="id3" draw:start-glue-point="1" draw:end-shape="id7" draw:end-glue-point="0" svg:d="M26591 8175h5206v2223" svg:viewBox="0 0 5207 2224">
          <text:p/>
        </draw:connector>
        <draw:connector draw:style-name="gr5" draw:text-style-name="P1" draw:layer="layout" svg:x1="15.16cm" svg:y1="12.557cm" svg:x2="15.16cm" svg:y2="13.224cm" draw:start-shape="id6" draw:start-glue-point="2" draw:end-shape="id8" draw:end-glue-point="0" svg:d="M15160 12557v667" svg:viewBox="0 0 1 668">
          <text:p/>
        </draw:connector>
        <draw:connector draw:style-name="gr5" draw:text-style-name="P1" draw:layer="layout" svg:x1="15.16cm" svg:y1="15.383cm" svg:x2="15.16cm" svg:y2="16.051cm" draw:start-shape="id8" draw:start-glue-point="2" draw:end-shape="id9" svg:d="M15160 15383v668" svg:viewBox="0 0 1 669">
          <text:p/>
        </draw:connector>
        <draw:connector draw:style-name="gr5" draw:text-style-name="P1" draw:layer="layout" svg:x1="15.16cm" svg:y1="18.21cm" svg:x2="15.16cm" svg:y2="18.877cm" draw:start-shape="id9" draw:start-glue-point="2" draw:end-shape="id10" draw:end-glue-point="0" svg:d="M15160 18210v667" svg:viewBox="0 0 1 668">
          <text:p/>
        </draw:connector>
        <draw:connector draw:style-name="gr5" draw:text-style-name="P1" draw:layer="layout" svg:x1="15.16cm" svg:y1="21.036cm" svg:x2="15.16cm" svg:y2="21.701cm" draw:start-shape="id10" draw:start-glue-point="2" draw:end-shape="id11" draw:end-glue-point="0" svg:d="M15160 21036v665" svg:viewBox="0 0 1 666">
          <text:p/>
        </draw:connector>
        <draw:frame draw:style-name="gr6" draw:text-style-name="P2" draw:layer="layout" svg:width="7.239cm" svg:height="2.667cm" svg:x="28.813cm" svg:y="1.254cm">
          <draw:text-box>
            <text:p>TaskTracker++ </text:p>
            <text:p/>
            <text:p>Object Hierarchy</text:p>
          </draw:text-box>
        </draw:frame>
        <draw:custom-shape draw:style-name="gr4" draw:text-style-name="P1" draw:layer="layout" svg:width="6.223cm" svg:height="2.159cm" svg:x="3.54cm" svg:y="8.112cm">
          <text:p text:style-name="P1">TaskCreationScree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5.5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4-18T17:28:11.558187803</meta:creation-date>
    <dc:date>2016-04-19T17:51:36.111442786</dc:date>
    <dc:creator>peter </dc:creator>
    <meta:editing-duration>PT14M19S</meta:editing-duration>
    <meta:editing-cycles>2</meta:editing-cycles>
    <meta:generator>LibreOffice/5.0.5.2$Linux_X86_64 LibreOffice_project/00m0$Build-2</meta:generator>
    <meta:document-statistic meta:object-count="23"/>
  </office:meta>
</office:document-meta>
</file>